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riptObjectFromURL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FromURL.XScriptObjectFromURL( XScriptManager manager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criptObjectFromURL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FromURL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FromUR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FromURL.getIn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